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050e9a" officeooo:paragraph-rsid="00050e9a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050e9a" officeooo:paragraph-rsid="00050e9a" style:font-size-asian="10.5pt" style:font-weight-asian="normal" style:font-size-complex="12pt" style:font-weight-complex="normal"/>
    </style:style>
    <style:style style:name="P3" style:family="paragraph" style:parent-style-name="Standard" style:list-style-name="L2">
      <style:text-properties fo:font-size="12pt" fo:font-weight="normal" officeooo:rsid="00050e9a" officeooo:paragraph-rsid="00050e9a" style:font-size-asian="10.5pt" style:font-weight-asian="normal" style:font-size-complex="12pt" style:font-weight-complex="normal"/>
    </style:style>
    <style:style style:name="P4" style:family="paragraph" style:parent-style-name="Standard" style:list-style-name="L2">
      <style:text-properties fo:font-size="12pt" fo:font-weight="normal" officeooo:rsid="000609d5" officeooo:paragraph-rsid="000609d5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text-properties fo:font-size="11pt" fo:font-weight="normal" officeooo:rsid="00050e9a" officeooo:paragraph-rsid="00050e9a" style:font-size-asian="11pt" style:font-weight-asian="normal" style:font-size-complex="11pt" style:font-weight-complex="normal"/>
    </style:style>
    <style:style style:name="T1" style:family="text">
      <style:text-properties officeooo:rsid="000609d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ando el patrón factory:</text:p>
      <text:p text:style-name="P2">Realiza un proyecto que:</text:p>
      <text:list xml:id="list2642639968" text:style-name="L2">
        <text:list-item>
          <text:p text:style-name="P3">Instanciar diferentes clases de TIPOS DE TRANSPORTES MENSAJERIA (camión, bicicleta). Metodos comunes:</text:p>
          <text:list>
            <text:list-item>
              <text:p text:style-name="P5">costeTotal(Integer CP) : Float</text:p>
            </text:list-item>
            <text:list-item>
              <text:p text:style-name="P5">tipoEmbalaje(<text:span text:style-name="T1">Float dimensionX, Float dimensionY, float dimensionZ, Float peso</text:span>) : <text:span text:style-name="T1">Integer</text:span></text:p>
              <text:list>
                <text:list-item>
                  <text:p text:style-name="P4">0 → palet</text:p>
                </text:list-item>
                <text:list-item>
                  <text:p text:style-name="P4">1 → caja de carton</text:p>
                </text:list-item>
                <text:list-item>
                  <text:p text:style-name="P4">2 → caja de madera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3:40:55.777658852</meta:creation-date>
    <dc:date>2023-03-01T14:56:55.546788734</dc:date>
    <meta:editing-duration>PT55M3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53" meta:character-count="319" meta:non-whitespace-character-count="280"/>
  </office:meta>
</office:document-meta>
</file>